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unito" svg:font-family="Nunito, sans-serif"/>
    <style:font-face style:name="var bs-font-monospace" svg:font-family="'var bs-font-monospace'"/>
  </office:font-face-decls>
  <office:automatic-styles>
    <style:style style:name="P1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orphans="2" fo:widows="2" fo:background-color="#eeeeee" fo:padding="0cm" fo:border="none"/>
      <style:text-properties fo:font-variant="normal" fo:text-transform="none" fo:color="#000000" loext:opacity="100%" style:font-name="var bs-font-monospace" fo:font-size="11.25pt" fo:letter-spacing="normal" fo:font-style="normal" fo:font-weight="normal"/>
    </style:style>
    <style:style style:name="P2" style:family="paragraph" style:parent-style-name="Preformatted_20_Text">
      <style:text-properties fo:font-variant="normal" fo:text-transform="none" fo:color="#000000" loext:opacity="100%" style:font-name="var bs-font-monospace" fo:font-size="11.25pt" fo:letter-spacing="normal" fo:font-style="normal" fo:font-weight="normal" officeooo:rsid="000800ad" officeooo:paragraph-rsid="000800ad"/>
    </style:style>
    <style:style style:name="P3" style:family="paragraph" style:parent-style-name="Preformatted_20_Text">
      <style:text-properties fo:font-variant="normal" fo:text-transform="none" fo:color="#747579" loext:opacity="100%" style:font-name="var bs-font-monospace" fo:font-size="11.25pt" fo:letter-spacing="normal" fo:font-style="normal" fo:font-weight="normal" officeooo:rsid="000800ad" officeooo:paragraph-rsid="000800ad"/>
    </style:style>
    <style:style style:name="P4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orphans="2" fo:widows="2" fo:background-color="#eeeeee" fo:padding-left="0.053cm" fo:padding-right="0cm" fo:padding-top="0.053cm" fo:padding-bottom="0.053cm" fo:border-left="0.06pt solid #888888" fo:border-right="none" fo:border-top="0.06pt solid #888888" fo:border-bottom="0.06pt solid #888888"/>
      <style:text-properties fo:font-variant="normal" fo:text-transform="none" fo:color="#747579" loext:opacity="100%" fo:letter-spacing="normal"/>
    </style:style>
    <style:style style:name="P5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orphans="2" fo:widows="2" fo:background-color="#eeeeee" fo:padding="0cm" fo:border="none"/>
    </style:style>
    <style:style style:name="P6" style:family="paragraph" style:parent-style-name="Standard">
      <style:text-properties officeooo:rsid="000800ad" officeooo:paragraph-rsid="000800ad"/>
    </style:style>
    <style:style style:name="P7" style:family="paragraph" style:parent-style-name="Standard">
      <style:text-properties fo:font-variant="normal" fo:text-transform="none" fo:color="#000000" loext:opacity="100%" style:font-name="Nunito" fo:font-size="12pt" fo:letter-spacing="normal" fo:font-style="normal" fo:font-weight="normal" officeooo:rsid="000800ad" officeooo:paragraph-rsid="000800ad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var bs-font-monospace" fo:font-size="11.25pt" fo:font-style="normal" fo:font-weight="normal"/>
    </style:style>
    <style:style style:name="T3" style:family="text">
      <style:text-properties fo:color="#666600" loext:opacity="100%"/>
    </style:style>
    <style:style style:name="T4" style:family="text">
      <style:text-properties fo:color="#666600" loext:opacity="100%" style:font-name="var bs-font-monospace" fo:font-size="11.25pt" fo:font-style="normal" fo:font-weight="normal"/>
    </style:style>
    <style:style style:name="T5" style:family="text">
      <style:text-properties fo:color="#006666" loext:opacity="100%" style:font-name="var bs-font-monospace" fo:font-size="11.25pt" fo:font-style="normal" fo:font-weight="normal"/>
    </style:style>
    <style:style style:name="T6" style:family="text">
      <style:text-properties fo:color="#660066" loext:opacity="100%" style:font-name="var bs-font-monospace" fo:font-size="11.25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6">Yml list Example:</text:p>
      <text:p text:style-name="P6"/>
      <text:p text:style-name="P2">- Mark Joseph</text:p>
      <text:p text:style-name="P1">- James Stephen</text:p>
      <text:p text:style-name="P1">- Ken Griffey</text:p>
      <text:p text:style-name="P6"/>
      <text:p text:style-name="P7">yml mapping scalars to scalars</text:p>
      <text:p text:style-name="P6"/>
      <text:p text:style-name="P2">hr: 87</text:p>
      <text:p text:style-name="P1">avg: 0.298</text:p>
      <text:p text:style-name="P1">rbi: 149</text:p>
      <text:p text:style-name="P6"/>
      <text:p text:style-name="P7">yml mapping scalars to sequences</text:p>
      <text:p text:style-name="P7"/>
      <text:p text:style-name="P2">European:</text:p>
      <text:p text:style-name="P1">- Boston Red Sox</text:p>
      <text:p text:style-name="P1">- Detroit Tigers</text:p>
      <text:p text:style-name="P1">- New York Yankees</text:p>
      <text:p text:style-name="P5"/>
      <text:p text:style-name="P1">national:</text:p>
      <text:p text:style-name="P1">- New York Mets</text:p>
      <text:p text:style-name="P1">- Chicago Cubs</text:p>
      <text:p text:style-name="P1">- Atlanta Braves</text:p>
      <text:p text:style-name="P7"/>
      <text:p text:style-name="P7">yml Collections can be used for sequence mappings</text:p>
      <text:p text:style-name="P7"/>
      <text:p text:style-name="P2">-</text:p>
      <text:p text:style-name="P1">name: Mark Joseph</text:p>
      <text:p text:style-name="P1">hr: 87</text:p>
      <text:p text:style-name="P1">avg: 0.278</text:p>
      <text:p text:style-name="P1">-</text:p>
      <text:p text:style-name="P1">name: James Stephen</text:p>
      <text:p text:style-name="P1">hr: 63</text:p>
      <text:p text:style-name="P1">avg: 0.288</text:p>
      <text:p text:style-name="P7"/>
      <text:p text:style-name="P7">The document representation is referred as structure format</text:p>
      <text:p text:style-name="P7"/>
      <text:p text:style-name="P2"># Ranking of 1998 home runs</text:p>
      <text:p text:style-name="P1">---</text:p>
      <text:p text:style-name="P1">- Mark Joseph</text:p>
      <text:p text:style-name="P1">- James Stephen</text:p>
      <text:p text:style-name="P1"><text:soft-page-break/>- Ken Griffey </text:p>
      <text:p text:style-name="P5"/>
      <text:p text:style-name="P1"># Team ranking</text:p>
      <text:p text:style-name="P1">---</text:p>
      <text:p text:style-name="P1">- Chicago Cubs</text:p>
      <text:p text:style-name="P1">- St Louis Cardinals</text:p>
      <text:p text:style-name="P7"/>
      <text:p text:style-name="P7">yml sequence representation</text:p>
      <text:p text:style-name="P7"/>
      <text:p text:style-name="P3"><text:span text:style-name="T1">product</text:span><text:span text:style-name="T3">:</text:span></text:p>
      <text:p text:style-name="P4"><text:span text:style-name="T1"><text:s text:c="3"/></text:span><text:span text:style-name="T4">-</text:span><text:span text:style-name="T2"> sku <text:s text:c="8"/></text:span><text:span text:style-name="T4">:</text:span><text:span text:style-name="T2"> BL394D</text:span></text:p>
      <text:p text:style-name="P4"><text:span text:style-name="T1"><text:s text:c="5"/></text:span><text:span text:style-name="T2">quantity <text:s text:c="3"/></text:span><text:span text:style-name="T4">:</text:span><text:span text:style-name="T2"> </text:span><text:span text:style-name="T5">4</text:span></text:p>
      <text:p text:style-name="P4"><text:span text:style-name="T1"><text:s text:c="5"/></text:span><text:span text:style-name="T2">description </text:span><text:span text:style-name="T4">:</text:span><text:span text:style-name="T2"> </text:span><text:span text:style-name="T6">Football</text:span></text:p>
      <text:p text:style-name="P4"><text:span text:style-name="T1"><text:s text:c="5"/></text:span><text:span text:style-name="T2">price <text:s text:c="6"/></text:span><text:span text:style-name="T4">:</text:span><text:span text:style-name="T2"> </text:span><text:span text:style-name="T5">450.00</text:span></text:p>
      <text:p text:style-name="P4"><text:span text:style-name="T1"><text:s text:c="3"/></text:span><text:span text:style-name="T4">-</text:span><text:span text:style-name="T2"> sku <text:s text:c="8"/></text:span><text:span text:style-name="T4">:</text:span><text:span text:style-name="T2"> BL4438H</text:span></text:p>
      <text:p text:style-name="P4"><text:span text:style-name="T1"><text:s text:c="5"/></text:span><text:span text:style-name="T2">quantity <text:s text:c="3"/></text:span><text:span text:style-name="T4">:</text:span><text:span text:style-name="T2"> </text:span><text:span text:style-name="T5">1</text:span></text:p>
      <text:p text:style-name="P4"><text:span text:style-name="T1"><text:s text:c="5"/></text:span><text:span text:style-name="T2">description </text:span><text:span text:style-name="T4">:</text:span><text:span text:style-name="T2"> </text:span><text:span text:style-name="T6">Super</text:span><text:span text:style-name="T2"> </text:span><text:span text:style-name="T6">Hoop</text:span></text:p>
      <text:p text:style-name="P4"><text:span text:style-name="T1"><text:s text:c="5"/></text:span><text:span text:style-name="T2">price <text:s text:c="6"/></text:span><text:span text:style-name="T4">:</text:span><text:span text:style-name="T2"> </text:span><text:span text:style-name="T5">2392.00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unito" svg:font-family="Nunito, sans-serif"/>
    <style:font-face style:name="var bs-font-monospace" svg:font-family="'var bs-font-monospac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07:58:52.743012421</meta:creation-date>
    <dc:date>2022-11-29T08:06:45.841272543</dc:date>
    <meta:editing-duration>PT7M58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2" meta:paragraph-count="46" meta:word-count="141" meta:character-count="791" meta:non-whitespace-character-count="625"/>
  </office:meta>
</office:document-meta>
</file>